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rlow Condensed Medium" svg:font-family="'Barlow Condensed Medium'" style:font-family-generic="roman" style:font-pitch="variable"/>
    <style:font-face style:name="Barlow Condensed Medium1" svg:font-family="'Barlow Condensed Medium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Tabela1" style:family="table">
      <style:table-properties style:width="13.794cm" table:align="left"/>
    </style:style>
    <style:style style:name="Tabela1.A" style:family="table-column">
      <style:table-column-properties style:column-width="5.203cm"/>
    </style:style>
    <style:style style:name="Tabela1.B" style:family="table-column">
      <style:table-column-properties style:column-width="5.292cm"/>
    </style:style>
    <style:style style:name="Tabela1.C" style:family="table-column">
      <style:table-column-properties style:column-width="3.298cm"/>
    </style:style>
    <style:style style:name="Tabela1.1" style:family="table-row">
      <style:table-row-properties style:min-row-height="1.693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2" style:family="table-row">
      <style:table-row-properties style:min-row-height="1.741cm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.3" style:family="table-row">
      <style:table-row-properties style:min-row-height="2.282cm"/>
    </style:style>
    <style:style style:name="P1" style:family="paragraph" style:parent-style-name="Heading_20_1">
      <style:paragraph-properties fo:line-height="150%" fo:break-before="auto" fo:break-after="auto"/>
      <style:text-properties fo:color="#000000" loext:opacity="100%" fo:language="en" fo:country="US"/>
    </style:style>
    <style:style style:name="P2" style:family="paragraph" style:parent-style-name="Heading_20_2">
      <style:paragraph-properties fo:line-height="150%" fo:break-before="auto" fo:break-after="auto"/>
      <style:text-properties fo:color="#000000" loext:opacity="100%" fo:language="en" fo:country="US"/>
    </style:style>
    <style:style style:name="P3" style:family="paragraph" style:parent-style-name="Standard">
      <style:paragraph-properties fo:line-height="150%" fo:break-before="auto" fo:break-after="auto"/>
      <style:text-properties fo:color="#000000" loext:opacity="100%" fo:language="en" fo:country="US" fo:font-style="italic" officeooo:rsid="000dc3b5" officeooo:paragraph-rsid="000dc3b5" style:font-style-asian="italic"/>
    </style:style>
    <style:style style:name="P4" style:family="paragraph" style:parent-style-name="Standard">
      <style:paragraph-properties fo:line-height="150%"/>
      <style:text-properties fo:color="#000000" loext:opacity="100%" fo:language="en" fo:country="US" fo:font-style="italic" style:font-style-asian="italic"/>
    </style:style>
    <style:style style:name="P5" style:family="paragraph" style:parent-style-name="Standard">
      <style:paragraph-properties fo:line-height="150%" fo:break-before="auto" fo:break-after="auto"/>
      <style:text-properties fo:color="#000000" loext:opacity="100%" fo:language="en" fo:country="US" fo:font-style="italic" style:font-style-asian="italic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color="#000000" loext:opacity="100%" fo:language="en" fo:country="US" fo:font-style="italic" officeooo:paragraph-rsid="00093988" style:font-style-asian="italic"/>
    </style:style>
    <style:style style:name="P7" style:family="paragraph" style:parent-style-name="Standard">
      <style:paragraph-properties fo:line-height="150%" fo:break-before="auto" fo:break-after="auto"/>
      <style:text-properties fo:color="#000000" loext:opacity="100%" style:font-name="Roboto" fo:language="en" fo:country="US" fo:font-style="italic" style:font-name-asian="Roboto1" style:font-style-asian="italic" style:font-name-complex="Roboto1"/>
    </style:style>
    <style:style style:name="P8" style:family="paragraph" style:parent-style-name="Standard">
      <style:paragraph-properties fo:margin-left="0cm" fo:margin-right="0cm" fo:line-height="150%" fo:text-indent="0cm" style:auto-text-indent="false" fo:break-before="auto" fo:break-after="auto"/>
      <style:text-properties fo:color="#000000" loext:opacity="100%" style:font-name="Roboto" fo:language="en" fo:country="US" fo:font-style="italic" style:font-name-asian="Roboto1" style:font-style-asian="italic" style:font-name-complex="Roboto1"/>
    </style:style>
    <style:style style:name="P9" style:family="paragraph" style:parent-style-name="Standard">
      <style:paragraph-properties fo:break-before="auto" fo:break-after="auto"/>
      <style:text-properties fo:color="#000000" loext:opacity="100%" style:font-name="Roboto" fo:font-size="12pt" fo:language="en" fo:country="US" fo:font-weight="bold" style:font-name-asian="Roboto1" style:font-size-asian="12pt" style:font-weight-asian="bold" style:font-name-complex="Roboto1" style:font-size-complex="12pt"/>
    </style:style>
    <style:style style:name="P10" style:family="paragraph" style:parent-style-name="Standard">
      <style:paragraph-properties fo:line-height="150%" fo:break-before="auto" fo:break-after="auto"/>
      <style:text-properties fo:color="#0000ff" loext:opacity="100%" style:font-name="Roboto" fo:font-style="italic" style:font-name-asian="Roboto1" style:font-style-asian="italic" style:font-name-complex="Roboto1"/>
    </style:style>
    <style:style style:name="P11" style:family="paragraph" style:parent-style-name="Standard">
      <style:paragraph-properties fo:margin-left="0cm" fo:margin-right="0cm" fo:line-height="150%" fo:text-indent="0cm" style:auto-text-indent="false" fo:break-before="auto" fo:break-after="auto"/>
      <style:text-properties fo:color="#0000ff" loext:opacity="100%" officeooo:paragraph-rsid="0008fcad"/>
    </style:style>
    <style:style style:name="P12" style:family="paragraph" style:parent-style-name="Table_20_Contents">
      <style:paragraph-properties fo:text-align="center" style:justify-single-word="false"/>
      <style:text-properties officeooo:rsid="000ee297" officeooo:paragraph-rsid="000ee297"/>
    </style:style>
    <style:style style:name="P13" style:family="paragraph" style:parent-style-name="Table_20_Contents">
      <style:text-properties officeooo:rsid="000ee297" officeooo:paragraph-rsid="000ee297"/>
    </style:style>
    <style:style style:name="P14" style:family="paragraph" style:parent-style-name="Title" style:master-page-name="Standard">
      <style:paragraph-properties fo:margin-top="0cm" fo:margin-bottom="0cm" style:contextual-spacing="false" fo:line-height="150%" fo:text-align="center" style:justify-single-word="false" fo:orphans="0" fo:widows="0" style:page-number="1" fo:break-before="auto" fo:break-after="auto"/>
      <style:text-properties fo:color="#000000" loext:opacity="100%" style:font-name="Barlow Condensed Medium" fo:font-size="18pt" fo:language="en" fo:country="US" style:font-name-asian="Barlow Condensed Medium1" style:font-size-asian="18pt" style:font-name-complex="Barlow Condensed Medium1" style:font-size-complex="18pt"/>
    </style:style>
    <style:style style:name="P15" style:family="paragraph" style:parent-style-name="Standard" style:list-style-name="L2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officeooo:paragraph-rsid="000fb9ef"/>
    </style:style>
    <style:style style:name="P16" style:family="paragraph" style:parent-style-name="Standard" style:list-style-name="L1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color="#000000" loext:opacity="100%" fo:language="en" fo:country="US" fo:font-style="italic" officeooo:rsid="000ee297" officeooo:paragraph-rsid="000ee297" style:font-style-asian="italic"/>
    </style:style>
    <style:style style:name="P17" style:family="paragraph" style:parent-style-name="Standard" style:list-style-name="L2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color="#000000" loext:opacity="100%" fo:language="en" fo:country="US" fo:font-style="italic" officeooo:rsid="00093988" officeooo:paragraph-rsid="000fb9ef" style:font-style-asian="italic"/>
    </style:style>
    <style:style style:name="P18" style:family="paragraph" style:parent-style-name="Standard" style:list-style-name="L2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color="#000000" loext:opacity="100%" fo:language="en" fo:country="US" fo:font-style="italic" officeooo:rsid="00093988" officeooo:paragraph-rsid="0014bfd3" style:font-style-asian="italic"/>
    </style:style>
    <style:style style:name="P19" style:family="paragraph" style:parent-style-name="Standard" style:list-style-name="L2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color="#000000" loext:opacity="100%" fo:language="en" fo:country="US" fo:font-style="italic" officeooo:rsid="000a922e" officeooo:paragraph-rsid="000fb9ef" style:font-style-asian="italic"/>
    </style:style>
    <style:style style:name="P20" style:family="paragraph" style:parent-style-name="Standard" style:list-style-name="L1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color="#000000" loext:opacity="100%" fo:language="en" fo:country="US" fo:font-style="italic" officeooo:rsid="000fb9ef" officeooo:paragraph-rsid="000fb9ef" style:font-style-asian="italic"/>
    </style:style>
    <style:style style:name="P21" style:family="paragraph" style:parent-style-name="Standard" style:list-style-name="L3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color="#000000" loext:opacity="100%" fo:language="en" fo:country="US" fo:font-style="italic" officeooo:rsid="000ad393" officeooo:paragraph-rsid="000fb9ef" style:font-style-asian="italic"/>
    </style:style>
    <style:style style:name="P22" style:family="paragraph" style:parent-style-name="Standard" style:list-style-name="L2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color="#000000" loext:opacity="100%" fo:language="en" fo:country="US" fo:font-style="italic" officeooo:rsid="00142470" officeooo:paragraph-rsid="00142470" style:font-style-asian="italic"/>
    </style:style>
    <style:style style:name="P23" style:family="paragraph" style:parent-style-name="Standard" style:list-style-name="L2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color="#000000" loext:opacity="100%" fo:language="en" fo:country="US" fo:font-style="italic" officeooo:rsid="0014bfd3" officeooo:paragraph-rsid="0014bfd3" style:font-style-asian="italic"/>
    </style:style>
    <style:style style:name="P24" style:family="paragraph" style:parent-style-name="Standard" style:list-style-name="L3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color="#000000" loext:opacity="100%" fo:language="en" fo:country="US" fo:font-style="italic" officeooo:rsid="0014bfd3" officeooo:paragraph-rsid="0014bfd3" style:font-style-asian="italic"/>
    </style:style>
    <style:style style:name="P25" style:family="paragraph" style:parent-style-name="Standard" style:list-style-name="L2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color="#000000" loext:opacity="100%" fo:language="en" fo:country="US" fo:font-style="italic" officeooo:rsid="00165f34" officeooo:paragraph-rsid="00165f34" style:font-style-asian="italic"/>
    </style:style>
    <style:style style:name="P26" style:family="paragraph" style:parent-style-name="Standard" style:list-style-name="L3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color="#000000" loext:opacity="100%" fo:language="en" fo:country="US" fo:font-style="italic" officeooo:rsid="00165f34" officeooo:paragraph-rsid="00165f34" style:font-style-asian="italic"/>
    </style:style>
    <style:style style:name="P27" style:family="paragraph" style:parent-style-name="Standard">
      <style:paragraph-properties fo:line-height="150%"/>
      <style:text-properties fo:color="#000000" loext:opacity="100%" fo:language="en" fo:country="US" fo:font-style="italic" fo:font-weight="bold" style:font-style-asian="italic" style:font-weight-asian="bold"/>
    </style:style>
    <style:style style:name="T1" style:family="text">
      <style:text-properties officeooo:rsid="000825b5"/>
    </style:style>
    <style:style style:name="T2" style:family="text">
      <style:text-properties officeooo:rsid="0008fcad"/>
    </style:style>
    <style:style style:name="T3" style:family="text">
      <style:text-properties officeooo:rsid="00093988"/>
    </style:style>
    <style:style style:name="T4" style:family="text">
      <style:text-properties fo:color="#000000" loext:opacity="100%" fo:language="en" fo:country="US" officeooo:rsid="000825b5"/>
    </style:style>
    <style:style style:name="T5" style:family="text">
      <style:text-properties fo:color="#000000" loext:opacity="100%" fo:language="en" fo:country="US" fo:font-style="italic" officeooo:rsid="000a922e" style:font-style-asian="italic"/>
    </style:style>
    <style:style style:name="T6" style:family="text">
      <style:text-properties fo:color="#000000" loext:opacity="100%" fo:language="en" fo:country="US" fo:font-style="italic" officeooo:rsid="000dc3b5" style:font-style-asian="italic"/>
    </style:style>
    <style:style style:name="T7" style:family="text">
      <style:text-properties fo:color="#000000" loext:opacity="100%" fo:language="en" fo:country="US" fo:font-style="italic" officeooo:rsid="0014bfd3" style:font-style-asian="italic"/>
    </style:style>
    <style:style style:name="T8" style:family="text">
      <style:text-properties fo:color="#000000" loext:opacity="100%" style:font-name="Roboto" fo:language="en" fo:country="US" fo:font-style="italic" officeooo:rsid="0008fcad" style:font-name-asian="Roboto1" style:font-style-asian="italic" style:font-name-complex="Roboto1"/>
    </style:style>
    <style:style style:name="T9" style:family="text">
      <style:text-properties fo:color="#000000" loext:opacity="100%" style:font-name="Roboto" fo:language="en" fo:country="US" fo:font-style="italic" officeooo:rsid="000825b5" style:font-name-asian="Roboto1" style:font-style-asian="italic" style:font-name-complex="Roboto1"/>
    </style:style>
    <style:style style:name="T10" style:family="text">
      <style:text-properties style:font-name="Roboto" fo:font-style="italic" style:font-name-asian="Roboto1" style:font-style-asian="italic" style:font-name-complex="Roboto1"/>
    </style:style>
    <style:style style:name="T11" style:family="text">
      <style:text-properties officeooo:rsid="000dc3b5"/>
    </style:style>
    <style:style style:name="T12" style:family="text">
      <style:text-properties officeooo:rsid="000ee297"/>
    </style:style>
    <style:style style:name="T13" style:family="text">
      <style:text-properties officeooo:rsid="000fb9ef"/>
    </style:style>
    <style:style style:name="T14" style:family="text">
      <style:text-properties officeooo:rsid="00142470"/>
    </style:style>
    <style:style style:name="T15" style:family="text">
      <style:text-properties officeooo:rsid="0014bfd3"/>
    </style:style>
    <style:style style:name="T16" style:family="text">
      <style:text-properties officeooo:rsid="000ad39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Lucas Dejard</text:span> – <text:span text:style-name="T1">TEST </text:span>ARCHITECTURE </text:p>
      <text:p text:style-name="P7"/>
      <text:p text:style-name="P1"><text:bookmark text:name="_w8tuoxm4t1qj"/>1. Introduction</text:p>
      <text:p text:style-name="P10"><text:span text:style-name="T4">For this document our aim is the Interface/UI tests, the objective is make sure all the requirements in the web site: </text:span><text:a xlink:type="simple" xlink:href="http://testphp.vulnweb.com/login.php" text:style-name="Internet_20_link" text:visited-style-name="Visited_20_Internet_20_Link">http://testphp.vulnweb.com/login.php</text:a><text:span text:style-name="T4"> gets met. </text:span></text:p>
      <text:p text:style-name="P2"><text:bookmark text:name="_uminko3rwqtg"/>1.1 Purpose</text:p>
      <text:p text:style-name="P8"><text:span text:style-name="T2">T</text:span>his <text:span text:style-name="T2">Document provides metrics and directions for the testing scopes and routines, also, check the quality of the software made.</text:span></text:p>
      <text:p text:style-name="P2"><text:bookmark text:name="_5s0r0w32r7s5"/>1.2 Scope</text:p>
      <text:p text:style-name="P11"><text:span text:style-name="T8">The scope of test is all the End-to-End functionalities and forms, on the site: </text:span><text:a xlink:type="simple" xlink:href="http://testphp.vulnweb.com/login.php" text:style-name="Internet_20_link" text:visited-style-name="Visited_20_Internet_20_Link">http://testphp.vulnweb.com/login.php</text:a><text:span text:style-name="T9"> </text:span><text:span text:style-name="T8">and all they sub links.</text:span></text:p>
      <text:p text:style-name="Heading_20_1"><text:bookmark text:name="_piz8uujw3o07"/>2. <text:span text:style-name="T11">Test </text:span>Case<text:span text:style-name="T11">s</text:span></text:p>
      <text:p text:style-name="P6"><text:span text:style-name="T13">Test cases are divided in Critical to the site functioning and non-critical(normal)</text:span><text:span text:style-name="T3">:</text:span></text:p>
      <text:list xml:id="list2069681719" text:style-name="L1">
        <text:list-item>
          <text:p text:style-name="P16">Critical</text:p>
        </text:list-item>
      </text:list>
      <text:list xml:id="list905428673" text:style-name="L2">
        <text:list-item>
          <text:list>
            <text:list-item>
              <text:p text:style-name="P18">Contact</text:p>
            </text:list-item>
            <text:list-item>
              <text:p text:style-name="P18"><text:span text:style-name="T15">Cart</text:span></text:p>
            </text:list-item>
            <text:list-item>
              <text:p text:style-name="P25">Buy</text:p>
            </text:list-item>
            <text:list-item>
              <text:p text:style-name="P23">Artists Page</text:p>
            </text:list-item>
            <text:list-item>
              <text:p text:style-name="P23">Categories</text:p>
            </text:list-item>
            <text:list-item>
              <text:p text:style-name="P17">Login/Register</text:p>
            </text:list-item>
            <text:list-item>
              <text:p text:style-name="P15"><text:span text:style-name="T6">Sub links</text:span><text:span text:style-name="T5"> buttons / </text:span><text:span text:style-name="T7">Navigation</text:span></text:p>
            </text:list-item>
            <text:list-item>
              <text:p text:style-name="P19">Search</text:p>
            </text:list-item>
          </text:list>
        </text:list-item>
      </text:list>
      <text:list xml:id="list164953666530423" text:continue-list="list2069681719" text:style-name="L1">
        <text:list-item>
          <text:p text:style-name="P20">Normal</text:p>
        </text:list-item>
      </text:list>
      <text:list xml:id="list328844578" text:style-name="L3">
        <text:list-item>
          <text:list>
            <text:list-item>
              <text:p text:style-name="P24">Section drop list links</text:p>
            </text:list-item>
            <text:list-item>
              <text:p text:style-name="P24">Guestbook</text:p>
            </text:list-item>
            <text:list-item>
              <text:p text:style-name="P24"><text:span text:style-name="T14">Privacy </text:span>Policy</text:p>
            </text:list-item>
            <text:list-item>
              <text:p text:style-name="P26">Social tools(comments)</text:p>
            </text:list-item>
          </text:list>
        </text:list-item>
      </text:list>
      <text:p text:style-name="P1"><text:bookmark text:name="_77r8ir1gldcm"/><text:soft-page-break/>3. Size and Performance</text:p>
      <text:p text:style-name="P3">The performance expected in the test is for responsive attributions, and in login/Register case is for predefined characters.</text:p>
      <text:p text:style-name="P9"/>
      <text:p text:style-name="P1"><text:bookmark text:name="_6s8bltbf1yfp"/>4. Quality</text:p>
      <text:p text:style-name="P5"><text:span text:style-name="T11">The acc</text:span><text:span text:style-name="T12">e</text:span><text:span text:style-name="T11">pta</text:span><text:span text:style-name="T12">nce level is measured by the % “percentage” of test cases executed successfully.</text:span>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2">Full Acceptance</text:p>
          </table:table-cell>
          <table:table-cell table:style-name="Tabela1.A1" office:value-type="string">
            <text:p text:style-name="P12">100% cases executed successfully</text:p>
          </table:table-cell>
          <table:table-cell table:style-name="Tabela1.C1" office:value-type="string">
            <text:p text:style-name="P12">The program is Ready to use and deploy!</text:p>
          </table:table-cell>
        </table:table-row>
        <table:table-row table:style-name="Tabela1.2">
          <table:table-cell table:style-name="Tabela1.A2" office:value-type="string">
            <text:p text:style-name="P12">Half Acceptance</text:p>
          </table:table-cell>
          <table:table-cell table:style-name="Tabela1.A2" office:value-type="string">
            <text:p text:style-name="P13">100% critical cases and 50% normal cases executed successfully</text:p>
          </table:table-cell>
          <table:table-cell table:style-name="Tabela1.C2" office:value-type="string">
            <text:p text:style-name="P13">The program can be showed to the owner as a prototype!</text:p>
          </table:table-cell>
        </table:table-row>
        <table:table-row table:style-name="Tabela1.3">
          <table:table-cell table:style-name="Tabela1.A2" office:value-type="string">
            <text:p text:style-name="P12">No Acceptance</text:p>
          </table:table-cell>
          <table:table-cell table:style-name="Tabela1.A2" office:value-type="string">
            <text:p text:style-name="P13">Any % of critical cases and/or normal cases executed unsuccessfully</text:p>
          </table:table-cell>
          <table:table-cell table:style-name="Tabela1.C2" office:value-type="string">
            <text:p text:style-name="P13">Insufficient Quality.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rlow Condensed Medium" svg:font-family="'Barlow Condensed Medium'" style:font-family-generic="roman" style:font-pitch="variable"/>
    <style:font-face style:name="Barlow Condensed Medium1" svg:font-family="'Barlow Condensed Medium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728fec16bd5f605073805c3c9e7c4212a0120dc5</meta:generator>
    <dc:date>2022-09-14T16:49:53.357840157</dc:date>
    <meta:editing-duration>PT37M45S</meta:editing-duration>
    <meta:editing-cycles>5</meta:editing-cycles>
    <meta:document-statistic meta:table-count="1" meta:image-count="0" meta:object-count="0" meta:page-count="2" meta:paragraph-count="36" meta:word-count="215" meta:character-count="1349" meta:non-whitespace-character-count="1181"/>
  </office:meta>
</office:document-meta>
</file>